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37d" officeooo:paragraph-rsid="000e7efe"/>
    </style:style>
    <style:style style:name="P2" style:family="paragraph" style:parent-style-name="Standard">
      <style:paragraph-properties fo:line-height="130%" fo:text-align="center" style:justify-single-word="false"/>
      <style:text-properties fo:font-size="16pt" officeooo:rsid="000ca37d" officeooo:paragraph-rsid="000e7efe" style:font-size-asian="16pt" style:font-size-complex="16pt"/>
    </style:style>
    <style:style style:name="P3" style:family="paragraph" style:parent-style-name="Standard">
      <style:paragraph-properties fo:line-height="130%" fo:text-align="center" style:justify-single-word="false"/>
      <style:text-properties fo:color="#000000" fo:font-size="16pt" fo:font-weight="normal" officeooo:rsid="000ca37d" officeooo:paragraph-rsid="000e7efe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ca37d" officeooo:paragraph-rsid="000e7efe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size="16pt" fo:font-weight="normal" officeooo:rsid="000d476c" officeooo:paragraph-rsid="0010585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10%" fo:text-align="center" style:justify-single-word="false"/>
      <style:text-properties fo:font-size="16pt" officeooo:rsid="000d476c" officeooo:paragraph-rsid="00105857" style:font-size-asian="16pt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officeooo:rsid="000d476c" officeooo:paragraph-rsid="00105857" style:font-size-asian="16pt" style:font-size-complex="16pt"/>
    </style:style>
    <style:style style:name="P8" style:family="paragraph" style:parent-style-name="Standard">
      <style:paragraph-properties fo:line-height="110%" fo:text-align="center" style:justify-single-word="false"/>
      <style:text-properties fo:font-size="12pt" officeooo:rsid="000d476c" officeooo:paragraph-rsid="00105857" style:font-size-asian="12pt" style:font-size-complex="12pt"/>
    </style:style>
    <style:style style:name="P9" style:family="paragraph" style:parent-style-name="Standard" style:master-page-name="Standard">
      <style:paragraph-properties fo:line-height="110%" fo:text-align="center" style:justify-single-word="false" style:page-number="auto"/>
      <style:text-properties fo:font-size="16pt" officeooo:rsid="000d476c" officeooo:paragraph-rsid="00105857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944fc" style:font-size-asian="12pt" style:font-size-complex="12pt"/>
    </style:style>
    <style:style style:name="T4" style:family="text">
      <style:text-properties officeooo:rsid="001247a6"/>
    </style:style>
    <style:style style:name="T5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0.769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3.097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Quero Me Derramar Como Perfume</text:span> <text:span text:style-name="T2">PG [ 1</text:span><text:span text:style-name="T3">7</text:span><text:span text:style-name="T2"> ]</text:span></text:p>
      <text:p text:style-name="P8"/>
      <text:p text:style-name="P7">O vaso de alabastro foi quebrado,</text:p>
      <text:p text:style-name="P7">para ungir o corpo de Jesus,</text:p>
      <text:p text:style-name="P7">e era um perfume tão caro assim,</text:p>
      <text:p text:style-name="P7">que preparou Jesus para a cruz subir.</text:p>
      <text:p text:style-name="P7"/>
      <text:p text:style-name="P7">*** E eu quero ungir com alabastro,</text:p>
      <text:p text:style-name="P7">dar o perfume que é o meu coração,</text:p>
      <text:p text:style-name="P7">o vaso foi quebrado pra Jesus ungir,</text:p>
      <text:p text:style-name="P7">e eu preciso ser quebrado para te servir.</text:p>
      <text:p text:style-name="P7"><draw:custom-shape text:anchor-type="paragraph" draw:z-index="4" draw:style-name="gr4" draw:text-style-name="P10" svg:width="0.345cm" svg:height="3.096cm" svg:x="12.922cm" svg:y="0.61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<draw:custom-shape text:anchor-type="paragraph" draw:z-index="0" draw:style-name="gr1" draw:text-style-name="P10" svg:width="0.345cm" svg:height="0.768cm" svg:x="11.414cm" svg:y="-0.03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11" svg:width="0.636cm" svg:height="0.519cm" svg:x="11.943cm" svg:y="0.078cm"><draw:text-box><text:p>2x</text:p></draw:text-box></draw:frame><draw:frame text:anchor-type="paragraph" draw:z-index="5" draw:style-name="gr5" draw:text-style-name="P11" svg:width="0.53cm" svg:height="2.938cm" svg:x="13.587cm" svg:y="0.108cm"><draw:text-box><text:p text:style-name="P13">3x</text:p><text:p text:style-name="P13">F</text:p><text:p text:style-name="P13">I</text:p><text:p text:style-name="P13">N</text:p><text:p text:style-name="P13">A</text:p><text:p text:style-name="P13">L</text:p></draw:text-box></draw:frame>Quero me derramar, <text:span text:style-name="T4">como um perfume</text:span></text:p>
      <text:p text:style-name="P7"><draw:frame text:anchor-type="paragraph" draw:z-index="2" draw:style-name="gr3" draw:text-style-name="P12" svg:width="0.636cm" svg:height="0.406cm" svg:x="12.767cm" svg:y="0.051cm"><draw:text-box><text:p><text:span text:style-name="T5">2x</text:span></text:p></draw:text-box></draw:frame><draw:custom-shape text:anchor-type="paragraph" draw:z-index="3" draw:style-name="gr1" draw:text-style-name="P10" svg:width="0.345cm" svg:height="0.768cm" svg:x="12.238cm" svg:y="0.0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4">Quero me derramar </text:span>Senhor, como um perfume</text:p>
      <text:p text:style-name="P5">Pra ungi a tua morte que é a minha vida.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Quero Me Derramar Como Perfume</text:span> <text:span text:style-name="T2">PG [ 1</text:span><text:span text:style-name="T3">7</text:span><text:span text:style-name="T2"> ]</text:span></text:p>
      <text:p text:style-name="P8"/>
      <text:p text:style-name="P7">O vaso de alabastro foi quebrado,</text:p>
      <text:p text:style-name="P7">para ungir o corpo de Jesus,</text:p>
      <text:p text:style-name="P7">e era um perfume tão caro assim,</text:p>
      <text:p text:style-name="P7">que preparou Jesus para a cruz subir.</text:p>
      <text:p text:style-name="P7"/>
      <text:p text:style-name="P7">*** E eu quero ungir com alabastro,</text:p>
      <text:p text:style-name="P7">dar o perfume que é o meu coração,</text:p>
      <text:p text:style-name="P7">o vaso foi quebrado pra Jesus ungir,</text:p>
      <text:p text:style-name="P7">e eu preciso ser quebrado para te servir.</text:p>
      <text:p text:style-name="P7"><draw:custom-shape text:anchor-type="paragraph" draw:z-index="10" draw:style-name="gr4" draw:text-style-name="P10" svg:width="0.345cm" svg:height="3.096cm" svg:x="12.922cm" svg:y="0.61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<draw:custom-shape text:anchor-type="paragraph" draw:z-index="6" draw:style-name="gr1" draw:text-style-name="P10" svg:width="0.345cm" svg:height="0.768cm" svg:x="11.414cm" svg:y="-0.03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2" draw:text-style-name="P11" svg:width="0.636cm" svg:height="0.519cm" svg:x="11.943cm" svg:y="0.078cm"><draw:text-box><text:p>2x</text:p></draw:text-box></draw:frame><draw:frame text:anchor-type="paragraph" draw:z-index="11" draw:style-name="gr5" draw:text-style-name="P11" svg:width="0.53cm" svg:height="2.938cm" svg:x="13.587cm" svg:y="0.108cm"><draw:text-box><text:p text:style-name="P13">3x</text:p><text:p text:style-name="P13">F</text:p><text:p text:style-name="P13">I</text:p><text:p text:style-name="P13">N</text:p><text:p text:style-name="P13">A</text:p><text:p text:style-name="P13">L</text:p></draw:text-box></draw:frame>Quero me derramar, <text:span text:style-name="T4">como um perfume</text:span></text:p>
      <text:p text:style-name="P7"><draw:frame text:anchor-type="paragraph" draw:z-index="8" draw:style-name="gr3" draw:text-style-name="P12" svg:width="0.636cm" svg:height="0.406cm" svg:x="12.767cm" svg:y="0.051cm"><draw:text-box><text:p><text:span text:style-name="T5">2x</text:span></text:p></draw:text-box></draw:frame><draw:custom-shape text:anchor-type="paragraph" draw:z-index="9" draw:style-name="gr1" draw:text-style-name="P10" svg:width="0.345cm" svg:height="0.768cm" svg:x="12.238cm" svg:y="0.0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4">Quero me derramar </text:span>Senhor, como um perfume</text:p>
      <text:p text:style-name="P5">Pra ungi a tua morte que é a minha v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3:01.221058093</dc:date>
    <meta:editing-cycles>9</meta:editing-cycles>
    <meta:editing-duration>PT16M45S</meta:editing-duration>
    <meta:generator>LibreOffice/4.4.6.3$Linux_X86_64 LibreOffice_project/40m0$Build-3</meta:generator>
    <meta:document-statistic meta:table-count="0" meta:image-count="0" meta:object-count="0" meta:page-count="1" meta:paragraph-count="24" meta:word-count="176" meta:character-count="862" meta:non-whitespace-character-count="710"/>
  </office:meta>
</office:document-meta>
</file>